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40pt" officeooo:rsid="0007697b" officeooo:paragraph-rsid="00018521" style:font-size-asian="40pt" style:font-size-complex="40pt"/>
    </style:style>
    <style:style style:name="P2" style:family="paragraph" style:parent-style-name="Standard">
      <style:paragraph-properties fo:text-align="center" style:justify-single-word="false"/>
      <style:text-properties fo:font-size="40pt" officeooo:rsid="00018521" officeooo:paragraph-rsid="00018521" style:font-size-asian="40pt" style:font-size-complex="40pt"/>
    </style:style>
    <style:style style:name="P3" style:family="paragraph" style:parent-style-name="Standard">
      <style:paragraph-properties fo:text-align="center" style:justify-single-word="false"/>
      <style:text-properties fo:font-size="40pt" officeooo:rsid="0007697b" officeooo:paragraph-rsid="00018521" style:font-size-asian="40pt" style:font-size-complex="40pt"/>
    </style:style>
    <style:style style:name="P4" style:family="paragraph" style:parent-style-name="Standard">
      <style:paragraph-properties fo:text-align="start" style:justify-single-word="false"/>
      <style:text-properties fo:font-size="12pt" officeooo:rsid="0007697b" officeooo:paragraph-rsid="00018521" style:font-size-asian="10.5pt" style:font-size-complex="12pt"/>
    </style:style>
    <style:style style:name="P5" style:family="paragraph" style:parent-style-name="Standard">
      <style:paragraph-properties fo:text-align="start" style:justify-single-word="false"/>
      <style:text-properties fo:font-size="12pt" officeooo:rsid="0001e5bf" officeooo:paragraph-rsid="0001e5bf" style:font-size-asian="10.5pt" style:font-size-complex="12pt"/>
    </style:style>
    <style:style style:name="P6" style:family="paragraph" style:parent-style-name="Standard">
      <style:paragraph-properties fo:text-align="start" style:justify-single-word="false"/>
      <style:text-properties fo:font-size="12pt" officeooo:rsid="00032a90" officeooo:paragraph-rsid="00032a90" style:font-size-asian="10.5pt" style:font-size-complex="12pt"/>
    </style:style>
    <style:style style:name="P7" style:family="paragraph" style:parent-style-name="Standard">
      <style:paragraph-properties fo:text-align="start" style:justify-single-word="false"/>
      <style:text-properties fo:font-size="12pt" officeooo:rsid="00047496" officeooo:paragraph-rsid="00047496" style:font-size-asian="10.5pt" style:font-size-complex="12pt"/>
    </style:style>
    <style:style style:name="P8" style:family="paragraph" style:parent-style-name="Standard">
      <style:paragraph-properties fo:text-align="start" style:justify-single-word="false"/>
      <style:text-properties fo:font-size="12pt" officeooo:rsid="00056b62" officeooo:paragraph-rsid="00056b62" style:font-size-asian="10.5pt" style:font-size-complex="12pt"/>
    </style:style>
    <style:style style:name="P9" style:family="paragraph" style:parent-style-name="Standard">
      <style:paragraph-properties fo:text-align="start" style:justify-single-word="false"/>
      <style:text-properties fo:font-size="12pt" officeooo:rsid="00056b62" officeooo:paragraph-rsid="00122015" style:font-size-asian="10.5pt" style:font-size-complex="12pt"/>
    </style:style>
    <style:style style:name="P10" style:family="paragraph" style:parent-style-name="Standard">
      <style:paragraph-properties fo:text-align="start" style:justify-single-word="false"/>
      <style:text-properties fo:font-size="12pt" officeooo:rsid="00070633" officeooo:paragraph-rsid="00070633" style:font-size-asian="10.5pt" style:font-size-complex="12pt"/>
    </style:style>
    <style:style style:name="P11" style:family="paragraph" style:parent-style-name="Standard">
      <style:paragraph-properties fo:text-align="start" style:justify-single-word="false"/>
      <style:text-properties fo:font-size="12pt" officeooo:rsid="00070633" officeooo:paragraph-rsid="00122015" style:font-size-asian="10.5pt" style:font-size-complex="12pt"/>
    </style:style>
    <style:style style:name="P12" style:family="paragraph" style:parent-style-name="Standard">
      <style:paragraph-properties fo:text-align="start" style:justify-single-word="false"/>
      <style:text-properties fo:font-size="12pt" officeooo:rsid="00081816" officeooo:paragraph-rsid="00081816" style:font-size-asian="10.5pt" style:font-size-complex="12pt"/>
    </style:style>
    <style:style style:name="P13" style:family="paragraph" style:parent-style-name="Standard">
      <style:paragraph-properties fo:text-align="start" style:justify-single-word="false"/>
      <style:text-properties fo:font-size="12pt" officeooo:rsid="00095fa7" officeooo:paragraph-rsid="00095fa7" style:font-size-asian="10.5pt" style:font-size-complex="12pt"/>
    </style:style>
    <style:style style:name="P14" style:family="paragraph" style:parent-style-name="Standard">
      <style:paragraph-properties fo:text-align="start" style:justify-single-word="false"/>
      <style:text-properties fo:font-size="12pt" fo:font-weight="bold" officeooo:rsid="00122015" officeooo:paragraph-rsid="00122015"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056b62" officeooo:paragraph-rsid="00122015" style:font-size-asian="10.5pt" style:font-weight-asian="bold" style:font-size-complex="12pt" style:font-weight-complex="bold"/>
    </style:style>
    <style:style style:name="P16" style:family="paragraph" style:parent-style-name="Standard" style:list-style-name="L1">
      <style:paragraph-properties fo:text-align="start" style:justify-single-word="false"/>
      <style:text-properties officeooo:paragraph-rsid="00102d63"/>
    </style:style>
    <style:style style:name="P17" style:family="paragraph" style:parent-style-name="Standard">
      <style:paragraph-properties fo:text-align="start" style:justify-single-word="false"/>
      <style:text-properties officeooo:paragraph-rsid="00102d63"/>
    </style:style>
    <style:style style:name="P18" style:family="paragraph" style:parent-style-name="Standard">
      <style:paragraph-properties fo:text-align="center" style:justify-single-word="false"/>
      <style:text-properties fo:font-size="14pt" fo:font-weight="bold" officeooo:rsid="000c24c0" officeooo:paragraph-rsid="000c24c0"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FreeMono" fo:font-size="8pt" officeooo:rsid="0001e5bf" officeooo:paragraph-rsid="0001e5bf" style:font-size-asian="8pt" style:font-size-complex="8pt"/>
    </style:style>
    <style:style style:name="P20" style:family="paragraph" style:parent-style-name="Standard">
      <style:paragraph-properties fo:text-align="start" style:justify-single-word="false"/>
      <style:text-properties fo:font-size="8pt" officeooo:rsid="0001e5bf" officeooo:paragraph-rsid="0001e5bf" style:font-size-asian="8pt" style:font-size-complex="8pt"/>
    </style:style>
    <style:style style:name="T1" style:family="text">
      <style:text-properties officeooo:rsid="00018521"/>
    </style:style>
    <style:style style:name="T2" style:family="text">
      <style:text-properties officeooo:rsid="000aa38f"/>
    </style:style>
    <style:style style:name="T3" style:family="text">
      <style:text-properties officeooo:rsid="000e1a9c"/>
    </style:style>
    <style:style style:name="T4" style:family="text">
      <style:text-properties fo:font-weight="bold" style:font-weight-asian="bold" style:font-weight-complex="bold"/>
    </style:style>
    <style:style style:name="T5" style:family="text">
      <style:text-properties fo:font-weight="bold" officeooo:rsid="000e1a9c" style:font-weight-asian="bold" style:font-weight-complex="bold"/>
    </style:style>
    <style:style style:name="T6" style:family="text">
      <style:text-properties fo:font-size="12pt" fo:font-weight="bold" style:font-size-asian="10.5pt" style:font-weight-asian="bold" style:font-size-complex="12pt" style:font-weight-complex="bold"/>
    </style:style>
    <style:style style:name="T7" style:family="text">
      <style:text-properties fo:font-size="12pt" officeooo:rsid="00047496" style:font-size-asian="10.5pt" style:font-size-complex="12pt"/>
    </style:style>
    <style:style style:name="T8" style:family="text">
      <style:text-properties style:font-name="FreeMono"/>
    </style:style>
    <style:style style:name="T9" style:family="text">
      <style:text-properties officeooo:rsid="0012201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text:span text:style-name="T1">2</text:span>: <text:span text:style-name="T1">Simple Window-based Reliable Data Transfer</text:span></text:p>
      <text:p text:style-name="P1"/>
      <text:p text:style-name="P1">CS 118: Computer Networking Fundamentals</text:p>
      <text:p text:style-name="P1"/>
      <text:p text:style-name="P2">Kang Chen</text:p>
      <text:p text:style-name="P2">204256656</text:p>
      <text:p text:style-name="P1"/>
      <text:p text:style-name="P1">Matthew Lin</text:p>
      <text:p text:style-name="P1">904281426</text:p>
      <text:p text:style-name="P1"/>
      <text:p text:style-name="P1">February 5, 2015</text:p>
      <text:p text:style-name="P1">TA: Seungbae Kim</text:p>
      <text:p text:style-name="P4"/>
      <text:p text:style-name="P4"/>
      <text:p text:style-name="P18"><text:soft-page-break/>server.c </text:p>
      <text:p text:style-name="P5"><text:span text:style-name="T5">I. </text:span><text:span text:style-name="T4">Class Hierarchy</text:span></text:p>
      <text:p text:style-name="P20"/>
      <text:p text:style-name="P20"><text:span text:style-name="T8">typedef struct window {</text:span></text:p>
      <text:p text:style-name="P19"><text:tab/>int start; <text:tab/><text:tab/> <text:s text:c="6"/>// start index of the window</text:p>
      <text:p text:style-name="P19"><text:tab/>int window_length; <text:tab/> <text:s text:c="6"/>// window size</text:p>
      <text:p text:style-name="P19"><text:tab/>int send_next;<text:tab/><text:tab/> <text:s text:c="6"/>// index of what to send next</text:p>
      <text:p text:style-name="P19"><text:tab/>int packet_count; <text:tab/> <text:s text:c="6"/>// number of packets in total</text:p>
      <text:p text:style-name="P19"><text:tab/>int* ACK; <text:tab/><text:tab/> <text:s text:c="6"/>// 0 - not sent; 1 - sent but no ACK; 2 - sent</text:p>
      <text:p text:style-name="P19"><text:tab/>char** packets; <text:tab/> <text:s text:c="6"/>// pointer to a packet</text:p>
      <text:p text:style-name="P19"><text:tab/>int end_command;<text:tab/> <text:s text:c="6"/>// a checker for checking if we are at end of window</text:p>
      <text:p text:style-name="P19"><text:tab/>int* resend_command;<text:tab/> <text:s text:c="6"/>// pointer to check if we need to resend a packet</text:p>
      <text:p text:style-name="P19"><text:tab/>int* timer; <text:tab/><text:tab/> <text:s text:c="6"/>// keep track of remaining time for each packet</text:p>
      <text:p text:style-name="P19">}* window_t;</text:p>
      <text:p text:style-name="P5"/>
      <text:p text:style-name="P14">II. Implementation</text:p>
      <text:p text:style-name="P6">We begin by creating a window pointer, which is pointing to a window struct. In our struct, we have the necessary attributes to keep track of our window size.</text:p>
      <text:p text:style-name="P6"/>
      <text:p text:style-name="P7">Our 1000 byte messages each contain a 16 byte header and 984 bytes of data, our header is composed of the following:</text:p>
      <text:list xml:id="list704911065886514676" text:style-name="L1">
        <text:list-item>
          <text:p text:style-name="P16"><text:span text:style-name="T7">4 bytes of sequence number</text:span></text:p>
        </text:list-item>
        <text:list-item>
          <text:p text:style-name="P16"><text:span text:style-name="T7">4 bytes of packet length</text:span></text:p>
        </text:list-item>
        <text:list-item>
          <text:p text:style-name="P16"><text:span text:style-name="T7">8 bytes representing total data</text:span></text:p>
        </text:list-item>
      </text:list>
      <text:p text:style-name="P17"><text:span text:style-name="T7"/></text:p>
      <text:p text:style-name="P10">Time Out function: For selective repeat, we used a timer for each packet; we are using a periodic timer that runs every 1 second, and eachtime, we can call the timer to deduct the remaining time of our packetss by 1 second. Our timeout handler function will be called, and if there is a packet that has a reminaing time which is 0 AND it has no acks yet, then we know that it has timed out.</text:p>
      <text:p text:style-name="P10"/>
      <text:p text:style-name="P12">Corruption and Loss Handeling: We use two arguments passed in that contains the probabilities for loss and corruption. We generate a random value between 0 and 1, and if the random value is less than our loss or corruption values, then we specify the packet as 'loss' or 'corrupt'. For loss, we don't send the packet at all from the server side, and client won't send back an 'ack' packet if it is labeled loss. If either server's packets or client's acks are labeled 'corrupt', we simply set the data to be -1 in the packet or ack, and send it over. Corrupted packets are ignored and we call a retransmit to resend the packet, while loss packets are detected from our timeout: if a packet has not arrived yet, our timeout can indicate that, and our packet will be sent again.</text:p>
      <text:p text:style-name="P12"/>
      <text:p text:style-name="P15"><text:span text:style-name="T9">III. </text:span>Extra Credit:</text:p>
      <text:p text:style-name="P9">Slow Start: the function ack_update will be called when there is an incoming ack. Furthermore, we can expand or shrink the window size as neede, since we use a threshold that compares our window size</text:p>
      <text:p text:style-name="P9"/>
      <text:p text:style-name="P11">Congestion Control: When our window size reach the threshold, we use this algorithm to set the window size on ech packet; </text:p>
      <text:p text:style-name="P11"/>
      <text:p text:style-name="P14">IV. Challenges</text:p>
      <text:p text:style-name="P13">Memory management and assigning memory were our biggest challenges on this project. <text:span text:style-name="T2">In addition, handeling the packet loss and corruption was hard because we had to figure out what behaviors should be mapped to each situ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2:57:43.233114832</meta:creation-date>
    <dc:date>2016-03-06T15:56:14.635482831</dc:date>
    <meta:editing-duration>PT33M59S</meta:editing-duration>
    <meta:editing-cycles>15</meta:editing-cycles>
    <meta:generator>LibreOffice/4.2.8.2$Linux_X86_64 LibreOffice_project/420m0$Build-2</meta:generator>
    <meta:document-statistic meta:table-count="0" meta:image-count="0" meta:object-count="0" meta:page-count="2" meta:paragraph-count="34" meta:word-count="512" meta:character-count="2884" meta:non-whitespace-character-count="2324"/>
  </office:meta>
</office:document-meta>
</file>